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529cm" draw:marker-start-width="0.99cm" draw:marker-end-width="0.99cm" draw:fill="none" draw:textarea-vertical-align="middle" fo:padding-top="0.386cm" fo:padding-bottom="0.386cm" fo:padding-left="0.511cm" fo:padding-right="0.511cm"/>
    </style:style>
    <style:style style:name="gr2" style:family="graphic" style:parent-style-name="standard">
      <style:graphic-properties draw:stroke="none" svg:stroke-width="0.026cm" svg:stroke-color="#000000" draw:marker-start-width="0.3cm" draw:marker-start-center="false" draw:marker-end-width="0.3cm" draw:marker-end-center="false" draw:stroke-linejoin="miter" draw:fill="solid" draw:fill-color="#00a0ff" draw:textarea-horizontal-align="center" draw:textarea-vertical-align="middle" draw:auto-grow-height="false" draw:fit-to-size="false" style:shrink-to-fit="false" fo:min-height="4.468cm" fo:min-width="46.712cm" fo:padding-top="0.13cm" fo:padding-bottom="0.13cm" fo:padding-left="0.25cm" fo:padding-right="0.25cm" fo:wrap-option="wrap" draw:shadow="hidden" draw:shadow-offset-x="0.3cm" draw:shadow-offset-y="0.3cm" draw:shadow-color="#808080"/>
    </style:style>
    <style:style style:name="gr3" style:family="graphic" style:parent-style-name="standard">
      <style:graphic-properties draw:stroke="none" draw:fill="solid" draw:fill-color="#00a0ff" draw:textarea-horizontal-align="justify" draw:textarea-vertical-align="middle" draw:auto-grow-height="false" fo:min-height="16.417cm" fo:min-width="24.5cm" draw:shadow="hidden"/>
    </style:style>
    <style:style style:name="gr4" style:family="graphic" style:parent-style-name="standard">
      <style:graphic-properties draw:stroke="none" draw:fill-color="#4b4b4b" draw:textarea-horizontal-align="justify" draw:textarea-vertical-align="middle" draw:auto-grow-height="false" fo:min-height="18.83cm" fo:min-width="49.5cm"/>
    </style:style>
    <style:style style:name="P1" style:family="paragraph">
      <loext:graphic-properties draw:fill="none"/>
      <style:paragraph-properties fo:text-align="center"/>
    </style:style>
    <style:style style:name="P2" style:family="paragraph">
      <style:paragraph-properties fo:margin-left="0cm" fo:margin-right="0cm" fo:text-indent="0cm" style:writing-mode="lr-tb">
        <style:tab-stops/>
      </style:paragraph-properties>
    </style:style>
    <style:style style:name="P3" style:family="paragraph">
      <loext:graphic-properties draw:fill="solid" draw:fill-color="#00a0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4" style:family="paragraph">
      <loext:graphic-properties draw:fill="solid" draw:fill-color="#00a0ff"/>
      <style:paragraph-properties fo:text-align="center"/>
    </style:style>
    <style:style style:name="P5" style:family="paragraph">
      <loext:graphic-properties draw:fill-color="#4b4b4b"/>
      <style:paragraph-properties fo:text-align="center"/>
    </style:style>
    <style:style style:name="T1" style:family="text">
      <style:text-properties style:font-name="Arial Black"/>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578cm" svg:y1="5.897cm" svg:x2="47.658cm" svg:y2="5.897cm">
          <text:p/>
        </draw:line>
        <draw:custom-shape draw:style-name="gr2" draw:text-style-name="P3" draw:layer="layout" svg:width="47.211cm" svg:height="4.727cm" svg:x="1.163cm" svg:y="0.46cm">
          <text:p text:style-name="P2"><text:span text:style-name="T1">M <text:s/>FASONET</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path draw:style-name="gr3" draw:text-style-name="P4" draw:layer="layout" svg:width="19.079cm" svg:height="19.079cm" svg:x="0.115cm" svg:y="0cm" svg:viewBox="0 0 19080 19080" svg:d="M4579 15645h382v382h381v763h-763v382h-1145v381h-381v1145 382h-3053l9540-19080 9540 19080h-3053v-382-1145h-382v-381h-1144v-382h-764v-763h382v-382h382v-2289h-382v-382h-2290v382h-381v2289h381v382h382v763h-763v382h-1145v381h-382v1145 382h-763v-382-1145h-381v-381h-1145v-382h-763v-763h381v-382h382v-2289h-382v-382h-2289v382h-382zM8986 7634l1 19 2 18 4 17 3 8 3 8 3 8 4 8 9 15 11 14 12 14 14 13 14 11 8 5 7 4 8 4 8 4 9 3 8 3 8 2 9 2 18 2 19 1 18-1 19-2 16-4 9-3 8-3 8-4 8-3 7-5 8-4 14-11 14-13 12-13 11-15 5-7 4-8 4-8 4-8 3-8 3-8 4-18 2-18 1-19-1-19-2-18-2-8-2-9-3-8-3-9-4-8-4-8-4-7-5-7-11-15-12-14-14-12-14-11-8-4-7-5-8-3-8-4-8-3-9-3-16-4-19-2-18-1-19 1-18 2-17 4-8 3-9 3-8 4-8 4-7 4-8 4-14 11-14 12-12 14-11 15-4 7-5 7-4 8-3 8-3 9-3 8-4 17-2 18zM9738 7634l1 19 2 18 4 17 3 8 3 8 4 8 3 8 10 15 11 14 12 14 14 13 14 11 7 5 8 4 8 4 8 4 8 3 8 3 9 2 9 2 18 2 18 1 19-1 18-2 8-2 9-2 8-3 8-3 8-4 8-4 8-4 7-5 15-11 14-13 13-14 11-14 9-15 4-8 4-8 2-8 4-8 2-9 2-8 2-18 1-19-1-19-2-18-2-8-2-9-4-8-2-9-4-8-4-8-4-7-5-7-11-15-13-14-14-12-15-11-15-9-8-3-8-4-8-3-8-3-17-4-18-2-19-1-18 1-18 2-17 4-9 3-8 3-8 4-8 3-7 5-7 4-15 11-13 12-13 14-11 15-5 7-4 7-4 8-4 8-3 9-3 8-2 9-2 8-2 18zM8371 7992l5 118 16 115 12 56 15 53 18 54 19 52 23 51 26 50 27 49 32 47 69 93 80 87 88 80 92 69 48 30 49 28 50 26 51 23 52 20 54 17 54 15 56 11 114 16 120 6 119-6 114-16 56-11 54-15 54-17 52-20 51-23 50-26 49-28 47-30 92-69 88-80 80-87 69-93 30-47 29-49 25-50 23-51 20-52 17-54 15-53 12-56 16-115 5-118-5-119-16-115-27-110-17-54-20-52-23-52-25-49-29-50-30-47-69-93-80-88-88-80-92-69-47-31-49-28-50-26-51-23-52-19-54-18-54-15-56-12-114-16-119-5-120 5-114 16-56 12-54 15-54 18-52 19-51 23-50 26-49 28-48 31-92 69-88 80-80 88-69 93-32 47-27 50-26 49-23 52-19 52-18 54-15 54-12 56-16 115zM8547 7992l5-101 13-98 11-47 12-47 15-45 17-44 19-44 21-43 24-42 27-40 58-79 69-74 74-68 79-60 40-26 42-23 42-22 44-20 44-17 45-15 47-12 47-10 97-14 102-5 101 5 97 14 47 10 46 12 46 15 44 17 43 20 43 22 42 23 40 26 78 60 74 68 68 74 59 79 26 40 24 42 22 43 19 44 16 44 16 45 22 94 13 98 5 101-5 100-13 98-10 47-12 46-16 45-16 45-19 43-22 42-24 42-26 40-59 78-68 74-74 68-78 59-40 26-42 24-43 21-43 19-44 18-46 14-46 13-47 10-97 13-101 5-102-5-97-13-47-10-47-13-45-14-44-18-44-19-42-21-42-24-40-26-79-59-74-68-69-74-58-78-27-40-24-42-21-42-19-43-17-45-15-45-12-46-11-47-13-98zM8854 8357l25 36 27 36 29 34 32 34 61 54 64 49 33 21 34 19 35 18 35 16 36 13 37 13 77 17 79 12 83 3 82-3 79-12 76-17 37-13 36-13 36-16 34-18 34-19 34-21 63-49 61-54 32-34 29-34 27-36 26-36-151-93-19 28-22 27-23 26-24 27-48 43-50 38-25 16-26 15-28 14-27 13-29 10-29 9-29 9-30 6-62 9-64 2-65-2-62-9-30-6-30-9-29-9-28-10-28-13-27-14-27-15-25-16-50-38-48-43-25-27-23-25-21-27-19-28zM7203 9158v-2337h2338 2336v2337 1h-1669-1336-1669zM6869 6487v334 2338 333h334 1669v334h1336v-334h1669 334v-333-2338-334h-334-4674zM7536 11495h-333v-333h-334v333 334h334 333 334 334 334 334 334 334 334 334 333 334 334 334 668v-334-333h-334v-334-334h-334v334h-334v334h334v333h-334v-333h-334v333h-334v-333h-333v333h-334v-333h-334v333h-334v-333h-334v333h-334v-333h-334v333h-334v-333h-334zM7203 11162h333v-334h334v-334h334v334h334v-334h334v334h334v-334h334v334h334v-334h334v334h333v-334h334v334h334v-334h334v-334h-334-334-334-333-334-334-334-334-334-334-334-334v334h-333v334zM7870 11162h334v-334h-334zM8538 11162h334v-334h-334zM9206 11162h334v-334h-334zM9874 11162h334v-334h-334zM10541 11162h334v-334h-334z">
          <text:p/>
        </draw:path>
      </draw:page>
      <draw:page draw:name="page2" draw:style-name="dp1" draw:master-page-name="Standard">
        <draw:custom-shape draw:style-name="gr4" draw:text-style-name="P5" draw:layer="layout" svg:width="50cm" svg:height="19.08cm" svg:x="0cm" svg:y="0cm">
          <text:p/>
          <draw:enhanced-geometry svg:viewBox="0 0 21600 21600" draw:type="rectangle" draw:enhanced-path="M 0 0 L 21600 0 21600 21600 0 21600 0 0 Z N"/>
        </draw:custom-shape>
        <draw:line draw:style-name="gr1" draw:text-style-name="P1" draw:layer="layout" svg:x1="1.578cm" svg:y1="5.897cm" svg:x2="47.658cm" svg:y2="5.897cm">
          <text:p/>
        </draw:line>
        <draw:custom-shape draw:style-name="gr2" draw:text-style-name="P3" draw:layer="layout" svg:width="47.211cm" svg:height="4.727cm" svg:x="1.163cm" svg:y="0.46cm">
          <text:p text:style-name="P2"><text:span text:style-name="T1">M <text:s/>FASONET</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path draw:style-name="gr3" draw:text-style-name="P4" draw:layer="layout" svg:width="19.079cm" svg:height="19.079cm" svg:x="0.115cm" svg:y="0cm" svg:viewBox="0 0 19080 19080" svg:d="M4579 15645h382v382h381v763h-763v382h-1145v381h-381v1145 382h-3053l9540-19080 9540 19080h-3053v-382-1145h-382v-381h-1144v-382h-764v-763h382v-382h382v-2289h-382v-382h-2290v382h-381v2289h381v382h382v763h-763v382h-1145v381h-382v1145 382h-763v-382-1145h-381v-381h-1145v-382h-763v-763h381v-382h382v-2289h-382v-382h-2289v382h-382zM8986 7634l1 19 2 18 4 17 3 8 3 8 3 8 4 8 9 15 11 14 12 14 14 13 14 11 8 5 7 4 8 4 8 4 9 3 8 3 8 2 9 2 18 2 19 1 18-1 19-2 16-4 9-3 8-3 8-4 8-3 7-5 8-4 14-11 14-13 12-13 11-15 5-7 4-8 4-8 4-8 3-8 3-8 4-18 2-18 1-19-1-19-2-18-2-8-2-9-3-8-3-9-4-8-4-8-4-7-5-7-11-15-12-14-14-12-14-11-8-4-7-5-8-3-8-4-8-3-9-3-16-4-19-2-18-1-19 1-18 2-17 4-8 3-9 3-8 4-8 4-7 4-8 4-14 11-14 12-12 14-11 15-4 7-5 7-4 8-3 8-3 9-3 8-4 17-2 18zM9738 7634l1 19 2 18 4 17 3 8 3 8 4 8 3 8 10 15 11 14 12 14 14 13 14 11 7 5 8 4 8 4 8 4 8 3 8 3 9 2 9 2 18 2 18 1 19-1 18-2 8-2 9-2 8-3 8-3 8-4 8-4 8-4 7-5 15-11 14-13 13-14 11-14 9-15 4-8 4-8 2-8 4-8 2-9 2-8 2-18 1-19-1-19-2-18-2-8-2-9-4-8-2-9-4-8-4-8-4-7-5-7-11-15-13-14-14-12-15-11-15-9-8-3-8-4-8-3-8-3-17-4-18-2-19-1-18 1-18 2-17 4-9 3-8 3-8 4-8 3-7 5-7 4-15 11-13 12-13 14-11 15-5 7-4 7-4 8-4 8-3 9-3 8-2 9-2 8-2 18zM8371 7992l5 118 16 115 12 56 15 53 18 54 19 52 23 51 26 50 27 49 32 47 69 93 80 87 88 80 92 69 48 30 49 28 50 26 51 23 52 20 54 17 54 15 56 11 114 16 120 6 119-6 114-16 56-11 54-15 54-17 52-20 51-23 50-26 49-28 47-30 92-69 88-80 80-87 69-93 30-47 29-49 25-50 23-51 20-52 17-54 15-53 12-56 16-115 5-118-5-119-16-115-27-110-17-54-20-52-23-52-25-49-29-50-30-47-69-93-80-88-88-80-92-69-47-31-49-28-50-26-51-23-52-19-54-18-54-15-56-12-114-16-119-5-120 5-114 16-56 12-54 15-54 18-52 19-51 23-50 26-49 28-48 31-92 69-88 80-80 88-69 93-32 47-27 50-26 49-23 52-19 52-18 54-15 54-12 56-16 115zM8547 7992l5-101 13-98 11-47 12-47 15-45 17-44 19-44 21-43 24-42 27-40 58-79 69-74 74-68 79-60 40-26 42-23 42-22 44-20 44-17 45-15 47-12 47-10 97-14 102-5 101 5 97 14 47 10 46 12 46 15 44 17 43 20 43 22 42 23 40 26 78 60 74 68 68 74 59 79 26 40 24 42 22 43 19 44 16 44 16 45 22 94 13 98 5 101-5 100-13 98-10 47-12 46-16 45-16 45-19 43-22 42-24 42-26 40-59 78-68 74-74 68-78 59-40 26-42 24-43 21-43 19-44 18-46 14-46 13-47 10-97 13-101 5-102-5-97-13-47-10-47-13-45-14-44-18-44-19-42-21-42-24-40-26-79-59-74-68-69-74-58-78-27-40-24-42-21-42-19-43-17-45-15-45-12-46-11-47-13-98zM8854 8357l25 36 27 36 29 34 32 34 61 54 64 49 33 21 34 19 35 18 35 16 36 13 37 13 77 17 79 12 83 3 82-3 79-12 76-17 37-13 36-13 36-16 34-18 34-19 34-21 63-49 61-54 32-34 29-34 27-36 26-36-151-93-19 28-22 27-23 26-24 27-48 43-50 38-25 16-26 15-28 14-27 13-29 10-29 9-29 9-30 6-62 9-64 2-65-2-62-9-30-6-30-9-29-9-28-10-28-13-27-14-27-15-25-16-50-38-48-43-25-27-23-25-21-27-19-28zM7203 9158v-2337h2338 2336v2337 1h-1669-1336-1669zM6869 6487v334 2338 333h334 1669v334h1336v-334h1669 334v-333-2338-334h-334-4674zM7536 11495h-333v-333h-334v333 334h334 333 334 334 334 334 334 334 334 334 333 334 334 334 668v-334-333h-334v-334-334h-334v334h-334v334h334v333h-334v-333h-334v333h-334v-333h-333v333h-334v-333h-334v333h-334v-333h-334v333h-334v-333h-334v333h-334v-333h-334zM7203 11162h333v-334h334v-334h334v334h334v-334h334v334h334v-334h334v334h334v-334h334v334h333v-334h334v334h334v-334h334v-334h-334-334-334-333-334-334-334-334-334-334-334-334v334h-333v334zM7870 11162h334v-334h-334zM8538 11162h334v-334h-334zM9206 11162h334v-334h-334zM9874 11162h334v-334h-334zM10541 11162h334v-334h-334z">
          <text:p/>
        </draw:path>
      </draw:page>
      <draw:page draw:name="page3" draw:style-name="dp1" draw:master-page-name="Standard">
        <draw:custom-shape draw:style-name="gr2" draw:text-style-name="P3" draw:layer="layout" svg:width="47.211cm" svg:height="4.727cm" svg:x="1.163cm" svg:y="0.46cm">
          <text:p text:style-name="P2"><text:span text:style-name="T1">M <text:s/>FASONET</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path draw:style-name="gr3" draw:text-style-name="P4" draw:layer="layout" svg:width="19.079cm" svg:height="19.079cm" svg:x="0.115cm" svg:y="0cm" svg:viewBox="0 0 19080 19080" svg:d="M4579 15645h382v382h381v763h-763v382h-1145v381h-381v1145 382h-3053l9540-19080 9540 19080h-3053v-382-1145h-382v-381h-1144v-382h-764v-763h382v-382h382v-2289h-382v-382h-2290v382h-381v2289h381v382h382v763h-763v382h-1145v381h-382v1145 382h-763v-382-1145h-381v-381h-1145v-382h-763v-763h381v-382h382v-2289h-382v-382h-2289v382h-382zM8986 7634l1 19 2 18 4 17 3 8 3 8 3 8 4 8 9 15 11 14 12 14 14 13 14 11 8 5 7 4 8 4 8 4 9 3 8 3 8 2 9 2 18 2 19 1 18-1 19-2 16-4 9-3 8-3 8-4 8-3 7-5 8-4 14-11 14-13 12-13 11-15 5-7 4-8 4-8 4-8 3-8 3-8 4-18 2-18 1-19-1-19-2-18-2-8-2-9-3-8-3-9-4-8-4-8-4-7-5-7-11-15-12-14-14-12-14-11-8-4-7-5-8-3-8-4-8-3-9-3-16-4-19-2-18-1-19 1-18 2-17 4-8 3-9 3-8 4-8 4-7 4-8 4-14 11-14 12-12 14-11 15-4 7-5 7-4 8-3 8-3 9-3 8-4 17-2 18zM9738 7634l1 19 2 18 4 17 3 8 3 8 4 8 3 8 10 15 11 14 12 14 14 13 14 11 7 5 8 4 8 4 8 4 8 3 8 3 9 2 9 2 18 2 18 1 19-1 18-2 8-2 9-2 8-3 8-3 8-4 8-4 8-4 7-5 15-11 14-13 13-14 11-14 9-15 4-8 4-8 2-8 4-8 2-9 2-8 2-18 1-19-1-19-2-18-2-8-2-9-4-8-2-9-4-8-4-8-4-7-5-7-11-15-13-14-14-12-15-11-15-9-8-3-8-4-8-3-8-3-17-4-18-2-19-1-18 1-18 2-17 4-9 3-8 3-8 4-8 3-7 5-7 4-15 11-13 12-13 14-11 15-5 7-4 7-4 8-4 8-3 9-3 8-2 9-2 8-2 18zM8371 7992l5 118 16 115 12 56 15 53 18 54 19 52 23 51 26 50 27 49 32 47 69 93 80 87 88 80 92 69 48 30 49 28 50 26 51 23 52 20 54 17 54 15 56 11 114 16 120 6 119-6 114-16 56-11 54-15 54-17 52-20 51-23 50-26 49-28 47-30 92-69 88-80 80-87 69-93 30-47 29-49 25-50 23-51 20-52 17-54 15-53 12-56 16-115 5-118-5-119-16-115-27-110-17-54-20-52-23-52-25-49-29-50-30-47-69-93-80-88-88-80-92-69-47-31-49-28-50-26-51-23-52-19-54-18-54-15-56-12-114-16-119-5-120 5-114 16-56 12-54 15-54 18-52 19-51 23-50 26-49 28-48 31-92 69-88 80-80 88-69 93-32 47-27 50-26 49-23 52-19 52-18 54-15 54-12 56-16 115zM8547 7992l5-101 13-98 11-47 12-47 15-45 17-44 19-44 21-43 24-42 27-40 58-79 69-74 74-68 79-60 40-26 42-23 42-22 44-20 44-17 45-15 47-12 47-10 97-14 102-5 101 5 97 14 47 10 46 12 46 15 44 17 43 20 43 22 42 23 40 26 78 60 74 68 68 74 59 79 26 40 24 42 22 43 19 44 16 44 16 45 22 94 13 98 5 101-5 100-13 98-10 47-12 46-16 45-16 45-19 43-22 42-24 42-26 40-59 78-68 74-74 68-78 59-40 26-42 24-43 21-43 19-44 18-46 14-46 13-47 10-97 13-101 5-102-5-97-13-47-10-47-13-45-14-44-18-44-19-42-21-42-24-40-26-79-59-74-68-69-74-58-78-27-40-24-42-21-42-19-43-17-45-15-45-12-46-11-47-13-98zM8854 8357l25 36 27 36 29 34 32 34 61 54 64 49 33 21 34 19 35 18 35 16 36 13 37 13 77 17 79 12 83 3 82-3 79-12 76-17 37-13 36-13 36-16 34-18 34-19 34-21 63-49 61-54 32-34 29-34 27-36 26-36-151-93-19 28-22 27-23 26-24 27-48 43-50 38-25 16-26 15-28 14-27 13-29 10-29 9-29 9-30 6-62 9-64 2-65-2-62-9-30-6-30-9-29-9-28-10-28-13-27-14-27-15-25-16-50-38-48-43-25-27-23-25-21-27-19-28zM7203 9158v-2337h2338 2336v2337 1h-1669-1336-1669zM6869 6487v334 2338 333h334 1669v334h1336v-334h1669 334v-333-2338-334h-334-4674zM7536 11495h-333v-333h-334v333 334h334 333 334 334 334 334 334 334 334 334 333 334 334 334 668v-334-333h-334v-334-334h-334v334h-334v334h334v333h-334v-333h-334v333h-334v-333h-333v333h-334v-333h-334v333h-334v-333h-334v333h-334v-333h-334v333h-334v-333h-334zM7203 11162h333v-334h334v-334h334v334h334v-334h334v334h334v-334h334v334h334v-334h334v334h333v-334h334v334h334v-334h334v-334h-334-334-334-333-334-334-334-334-334-334-334-334v334h-333v334zM7870 11162h334v-334h-334zM8538 11162h334v-334h-334zM9206 11162h334v-334h-334zM9874 11162h334v-334h-334zM10541 11162h334v-334h-334z">
          <text:p/>
        </draw:path>
      </draw:page>
      <draw:page draw:name="page4" draw:style-name="dp1" draw:master-page-name="Standard">
        <draw:custom-shape draw:style-name="gr4" draw:text-style-name="P5" draw:layer="layout" svg:width="50cm" svg:height="19.08cm" svg:x="0cm" svg:y="0cm">
          <text:p/>
          <draw:enhanced-geometry svg:viewBox="0 0 21600 21600" draw:type="rectangle" draw:enhanced-path="M 0 0 L 21600 0 21600 21600 0 21600 0 0 Z N"/>
        </draw:custom-shape>
        <draw:custom-shape draw:style-name="gr2" draw:text-style-name="P3" draw:layer="layout" svg:width="47.211cm" svg:height="4.727cm" svg:x="1.163cm" svg:y="0.46cm">
          <text:p text:style-name="P2"><text:span text:style-name="T1">M <text:s/>FASONET</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path draw:style-name="gr3" draw:text-style-name="P4" draw:layer="layout" svg:width="19.079cm" svg:height="19.079cm" svg:x="0.115cm" svg:y="0cm" svg:viewBox="0 0 19080 19080" svg:d="M4579 15645h382v382h381v763h-763v382h-1145v381h-381v1145 382h-3053l9540-19080 9540 19080h-3053v-382-1145h-382v-381h-1144v-382h-764v-763h382v-382h382v-2289h-382v-382h-2290v382h-381v2289h381v382h382v763h-763v382h-1145v381h-382v1145 382h-763v-382-1145h-381v-381h-1145v-382h-763v-763h381v-382h382v-2289h-382v-382h-2289v382h-382zM8986 7634l1 19 2 18 4 17 3 8 3 8 3 8 4 8 9 15 11 14 12 14 14 13 14 11 8 5 7 4 8 4 8 4 9 3 8 3 8 2 9 2 18 2 19 1 18-1 19-2 16-4 9-3 8-3 8-4 8-3 7-5 8-4 14-11 14-13 12-13 11-15 5-7 4-8 4-8 4-8 3-8 3-8 4-18 2-18 1-19-1-19-2-18-2-8-2-9-3-8-3-9-4-8-4-8-4-7-5-7-11-15-12-14-14-12-14-11-8-4-7-5-8-3-8-4-8-3-9-3-16-4-19-2-18-1-19 1-18 2-17 4-8 3-9 3-8 4-8 4-7 4-8 4-14 11-14 12-12 14-11 15-4 7-5 7-4 8-3 8-3 9-3 8-4 17-2 18zM9738 7634l1 19 2 18 4 17 3 8 3 8 4 8 3 8 10 15 11 14 12 14 14 13 14 11 7 5 8 4 8 4 8 4 8 3 8 3 9 2 9 2 18 2 18 1 19-1 18-2 8-2 9-2 8-3 8-3 8-4 8-4 8-4 7-5 15-11 14-13 13-14 11-14 9-15 4-8 4-8 2-8 4-8 2-9 2-8 2-18 1-19-1-19-2-18-2-8-2-9-4-8-2-9-4-8-4-8-4-7-5-7-11-15-13-14-14-12-15-11-15-9-8-3-8-4-8-3-8-3-17-4-18-2-19-1-18 1-18 2-17 4-9 3-8 3-8 4-8 3-7 5-7 4-15 11-13 12-13 14-11 15-5 7-4 7-4 8-4 8-3 9-3 8-2 9-2 8-2 18zM8371 7992l5 118 16 115 12 56 15 53 18 54 19 52 23 51 26 50 27 49 32 47 69 93 80 87 88 80 92 69 48 30 49 28 50 26 51 23 52 20 54 17 54 15 56 11 114 16 120 6 119-6 114-16 56-11 54-15 54-17 52-20 51-23 50-26 49-28 47-30 92-69 88-80 80-87 69-93 30-47 29-49 25-50 23-51 20-52 17-54 15-53 12-56 16-115 5-118-5-119-16-115-27-110-17-54-20-52-23-52-25-49-29-50-30-47-69-93-80-88-88-80-92-69-47-31-49-28-50-26-51-23-52-19-54-18-54-15-56-12-114-16-119-5-120 5-114 16-56 12-54 15-54 18-52 19-51 23-50 26-49 28-48 31-92 69-88 80-80 88-69 93-32 47-27 50-26 49-23 52-19 52-18 54-15 54-12 56-16 115zM8547 7992l5-101 13-98 11-47 12-47 15-45 17-44 19-44 21-43 24-42 27-40 58-79 69-74 74-68 79-60 40-26 42-23 42-22 44-20 44-17 45-15 47-12 47-10 97-14 102-5 101 5 97 14 47 10 46 12 46 15 44 17 43 20 43 22 42 23 40 26 78 60 74 68 68 74 59 79 26 40 24 42 22 43 19 44 16 44 16 45 22 94 13 98 5 101-5 100-13 98-10 47-12 46-16 45-16 45-19 43-22 42-24 42-26 40-59 78-68 74-74 68-78 59-40 26-42 24-43 21-43 19-44 18-46 14-46 13-47 10-97 13-101 5-102-5-97-13-47-10-47-13-45-14-44-18-44-19-42-21-42-24-40-26-79-59-74-68-69-74-58-78-27-40-24-42-21-42-19-43-17-45-15-45-12-46-11-47-13-98zM8854 8357l25 36 27 36 29 34 32 34 61 54 64 49 33 21 34 19 35 18 35 16 36 13 37 13 77 17 79 12 83 3 82-3 79-12 76-17 37-13 36-13 36-16 34-18 34-19 34-21 63-49 61-54 32-34 29-34 27-36 26-36-151-93-19 28-22 27-23 26-24 27-48 43-50 38-25 16-26 15-28 14-27 13-29 10-29 9-29 9-30 6-62 9-64 2-65-2-62-9-30-6-30-9-29-9-28-10-28-13-27-14-27-15-25-16-50-38-48-43-25-27-23-25-21-27-19-28zM7203 9158v-2337h2338 2336v2337 1h-1669-1336-1669zM6869 6487v334 2338 333h334 1669v334h1336v-334h1669 334v-333-2338-334h-334-4674zM7536 11495h-333v-333h-334v333 334h334 333 334 334 334 334 334 334 334 334 333 334 334 334 668v-334-333h-334v-334-334h-334v334h-334v334h334v333h-334v-333h-334v333h-334v-333h-333v333h-334v-333h-334v333h-334v-333h-334v333h-334v-333h-334v333h-334v-333h-334zM7203 11162h333v-334h334v-334h334v334h334v-334h334v334h334v-334h334v334h334v-334h334v334h333v-334h334v334h334v-334h334v-334h-334-334-334-333-334-334-334-334-334-334-334-334v334h-333v334zM7870 11162h334v-334h-334zM8538 11162h334v-334h-334zM9206 11162h334v-334h-334zM9874 11162h334v-334h-334zM10541 11162h334v-334h-334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50cm" fo:page-height="19.0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2T17:51:22.464260117</meta:creation-date>
    <dc:date>2019-01-12T18:00:09.742875125</dc:date>
    <meta:editing-duration>PT2M2S</meta:editing-duration>
    <meta:editing-cycles>2</meta:editing-cycles>
    <meta:generator>LibreOffice/6.1.4.2$Linux_X86_64 LibreOffice_project/10$Build-2</meta:generator>
    <meta:document-statistic meta:object-count="12"/>
  </office:meta>
</office:document-meta>
</file>